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0in" fo:margin-top="0in" fo:margin-bottom="0in" table:align="left" style:writing-mode="lr-tb"/>
    </style:style>
    <style:style style:name="Таблица1.A" style:family="table-column">
      <style:table-column-properties style:column-width="2.9528in" style:rel-column-width="28914*"/>
    </style:style>
    <style:style style:name="Таблица1.B" style:family="table-column">
      <style:table-column-properties style:column-width="1.7722in" style:rel-column-width="17353*"/>
    </style:style>
    <style:style style:name="Таблица1.C" style:family="table-column">
      <style:table-column-properties style:column-width="1.9681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paragraph-rsid="023e280b"/>
    </style:style>
    <style:style style:name="P3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4" style:family="paragraph" style:parent-style-name="Times_5f_12_5f_Bold">
      <style:text-properties fo:language="ru" fo:country="RU"/>
    </style:style>
    <style:style style:name="P5" style:family="paragraph" style:parent-style-name="Normal_20__28_Web_29_">
      <style:paragraph-properties fo:margin-top="0in" fo:margin-bottom="0in" loext:contextual-spacing="false" fo:line-height="120%" fo:text-align="justify" style:justify-single-word="false"/>
      <style:text-properties style:font-name="Times New Roman" fo:font-size="12pt" fo:letter-spacing="-0.0043in" fo:language="ru" fo:country="RU" fo:font-style="normal" officeooo:rsid="02489690" officeooo:paragraph-rsid="02489690" style:font-name-asian="Times New Roman2" style:font-size-asian="12pt" style:language-asian="ru" style:country-asian="RU" style:font-style-asian="normal" style:font-name-complex="Times New Roman2" style:font-size-complex="12pt" style:font-style-complex="normal" style:font-weight-complex="bold"/>
    </style:style>
    <style:style style:name="P6" style:family="paragraph" style:parent-style-name="Normal_20__28_Web_29_">
      <style:paragraph-properties fo:margin-top="0in" fo:margin-bottom="0in" loext:contextual-spacing="false" fo:line-height="120%" fo:text-align="justify" style:justify-single-word="false"/>
      <style:text-properties fo:language="ru" fo:country="RU" officeooo:paragraph-rsid="02473262"/>
    </style:style>
    <style:style style:name="P7" style:family="paragraph" style:parent-style-name="Normal_20__28_Web_29_">
      <style:paragraph-properties fo:margin-top="0in" fo:margin-bottom="0in" loext:contextual-spacing="false" fo:line-height="120%" fo:text-align="justify" style:justify-single-word="false"/>
      <style:text-properties fo:language="ru" fo:country="RU" officeooo:paragraph-rsid="024890b7"/>
    </style:style>
    <style:style style:name="P8" style:family="paragraph" style:parent-style-name="Normal_20__28_Web_29_">
      <style:paragraph-properties fo:margin-top="0in" fo:margin-bottom="0in" loext:contextual-spacing="false" fo:line-height="120%" fo:text-align="justify" style:justify-single-word="false"/>
      <style:text-properties fo:language="ru" fo:country="RU" officeooo:rsid="024890b7" officeooo:paragraph-rsid="024890b7"/>
    </style:style>
    <style:style style:name="P9" style:family="paragraph" style:parent-style-name="Normal_20__28_Web_29_">
      <style:paragraph-properties fo:margin-top="0in" fo:margin-bottom="0in" loext:contextual-spacing="false" fo:line-height="120%" fo:text-align="justify" style:justify-single-word="false"/>
      <style:text-properties style:font-name="Times New Roman1" fo:language="ru" fo:country="RU" fo:font-style="normal" officeooo:rsid="024890b7" officeooo:paragraph-rsid="024890b7" style:font-style-asian="normal" style:font-style-complex="normal"/>
    </style:style>
    <style:style style:name="P10" style:family="paragraph" style:parent-style-name="Normal_20__28_Web_29_">
      <style:paragraph-properties fo:margin-left="0in" fo:margin-right="0in" fo:margin-top="0in" fo:margin-bottom="0in" loext:contextual-spacing="false" fo:line-height="120%" fo:text-align="justify" style:justify-single-word="false" fo:text-indent="0in" style:auto-text-indent="false"/>
      <style:text-properties fo:language="ru" fo:country="RU" officeooo:paragraph-rsid="024890b7"/>
    </style:style>
    <style:style style:name="P11" style:family="paragraph" style:parent-style-name="Times_5f_12_5f_Italic">
      <style:text-properties style:use-window-font-color="true" style:text-outline="false" style:text-line-through-style="none" style:text-line-through-type="none" style:font-name="Times New Roman1" fo:font-size="12pt" fo:letter-spacing="normal" fo:language="ru" fo:country="RU" fo:text-shadow="none" style:text-underline-style="none" fo:font-weight="normal" officeooo:rsid="023f71e1" style:letter-kerning="true" style:font-size-asian="12pt" style:font-weight-asian="normal" style:font-size-complex="12pt" style:text-emphasize="none"/>
    </style:style>
    <style:style style:name="P12" style:family="paragraph" style:parent-style-name="Times_5f_12_5f_Italic">
      <style:text-properties style:font-name="Times New Roman1" fo:font-size="12pt" fo:letter-spacing="-0.0043in" fo:language="ru" fo:country="RU" officeooo:rsid="02459c5c" style:font-name-asian="Times New Roman2" style:font-size-asian="12pt" style:language-asian="ru" style:country-asian="RU" style:font-name-complex="Times New Roman2" style:font-size-complex="12pt"/>
    </style:style>
    <style:style style:name="P13" style:family="paragraph" style:parent-style-name="Times_5f_12_5f_Italic">
      <style:text-properties style:font-name="Times New Roman1" fo:language="ru" fo:country="RU"/>
    </style:style>
    <style:style style:name="P14" style:family="paragraph" style:parent-style-name="Times_5f_12_5f_Italic">
      <style:text-properties fo:language="ru" fo:country="RU"/>
    </style:style>
    <style:style style:name="P15" style:family="paragraph" style:parent-style-name="Times_5f_12">
      <style:text-properties style:font-name="Times New Roman1" fo:font-size="12pt" fo:language="ru" fo:country="RU" fo:font-weight="normal" officeooo:paragraph-rsid="02473262" style:font-name-asian="Calibri1" style:font-size-asian="12pt" style:language-asian="en" style:country-asian="US" style:font-weight-asian="normal" style:font-name-complex="Times New Roman2" style:font-size-complex="12pt" style:font-style-complex="italic" style:font-weight-complex="normal"/>
    </style:style>
    <style:style style:name="P16" style:family="paragraph" style:parent-style-name="Times_5f_12">
      <style:text-properties style:font-name="Times New Roman1" fo:language="ru" fo:country="RU" fo:font-style="normal" style:font-style-asian="normal" style:font-style-complex="normal"/>
    </style:style>
    <style:style style:name="P17" style:family="paragraph" style:parent-style-name="Times_5f_12">
      <style:text-properties style:font-name="Times New Roman1" fo:language="ru" fo:country="RU" fo:font-weight="normal" style:font-weight-asian="normal" style:font-weight-complex="normal"/>
    </style:style>
    <style:style style:name="P18" style:family="paragraph" style:parent-style-name="Times_5f_12">
      <style:text-properties fo:language="ru" fo:country="RU"/>
    </style:style>
    <style:style style:name="P19" style:family="paragraph" style:parent-style-name="Times_5f_12">
      <style:text-properties fo:language="ru" fo:country="RU" officeooo:paragraph-rsid="02473262"/>
    </style:style>
    <style:style style:name="P20" style:family="paragraph" style:parent-style-name="Standard" style:master-page-name="First_20_Page">
      <style:paragraph-properties fo:margin-left="0.4925in" fo:margin-right="0in" fo:line-height="150%" fo:text-align="center" style:justify-single-word="false" fo:text-indent="0.4925in" style:auto-text-indent="false" style:page-number="auto"/>
      <style:text-properties fo:language="ru" fo:country="RU"/>
    </style:style>
    <style:style style:name="P21" style:family="paragraph" style:parent-style-name="Standard">
      <style:paragraph-properties fo:line-height="150%" fo:text-align="center" style:justify-single-word="false"/>
      <style:text-properties fo:text-transform="uppercase" fo:color="#000000" fo:font-size="14pt" fo:language="ru" fo:country="RU" fo:font-weight="bold" style:font-size-asian="14pt" style:font-weight-asian="bold" style:font-size-complex="14pt"/>
    </style:style>
    <style:style style:name="P22" style:family="paragraph" style:parent-style-name="Standard">
      <style:text-properties fo:color="#000000" fo:font-size="14pt" fo:language="ru" fo:country="RU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fo:font-size="14pt" fo:language="ru" fo:country="RU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color="#000000" fo:font-size="14pt" fo:language="ru" fo:country="RU" officeooo:rsid="00186446" officeooo:paragraph-rsid="00186446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fo:font-size="14pt" fo:language="ru" fo:country="RU" style:font-size-asian="14pt" style:font-size-complex="14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fo:font-size="14pt" fo:language="ru" fo:country="RU" fo:font-weight="bold" style:font-size-asian="14pt" style:font-weight-asian="bold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fo:language="ru" fo:country="RU"/>
    </style:style>
    <style:style style:name="P28" style:family="paragraph" style:parent-style-name="Standard">
      <style:text-properties fo:language="ru" fo:country="RU" officeooo:paragraph-rsid="02473262" style:font-name-asian="Calibri1" style:language-asian="en" style:country-asian="US" style:font-size-complex="12pt"/>
    </style:style>
    <style:style style:name="P29" style:family="paragraph" style:parent-style-name="Standard">
      <style:text-properties fo:language="ru" fo:country="RU" officeooo:paragraph-rsid="02473262"/>
    </style:style>
    <style:style style:name="P30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1" style:family="paragraph" style:parent-style-name="Standard">
      <style:paragraph-properties fo:margin-top="0in" fo:margin-bottom="0in" loext:contextual-spacing="false" fo:line-height="120%" fo:text-align="justify" style:justify-single-word="false">
        <style:tab-stops>
          <style:tab-stop style:position="0.5909in"/>
        </style:tab-stops>
      </style:paragraph-properties>
      <style:text-properties style:use-window-font-color="true" style:font-name="Times New Roman" fo:font-size="12pt" fo:letter-spacing="-0.0043in" fo:language="ru" fo:country="RU" fo:font-weight="bold" officeooo:paragraph-rsid="023f71e1" style:font-name-asian="Calibri1" style:font-size-asian="12pt" style:language-asian="ru" style:country-asian="RU" style:font-weight-asian="bold" style:font-name-complex="Times New Roman2" style:font-size-complex="12pt"/>
    </style:style>
    <style:style style:name="P32" style:family="paragraph" style:parent-style-name="Standard">
      <style:paragraph-properties fo:margin-top="0in" fo:margin-bottom="0in" loext:contextual-spacing="false" fo:line-height="120%" fo:text-align="justify" style:justify-single-word="false">
        <style:tab-stops>
          <style:tab-stop style:position="0.5909in"/>
        </style:tab-stops>
      </style:paragraph-properties>
      <style:text-properties style:use-window-font-color="true" style:font-name="Times New Roman" fo:font-size="12pt" fo:letter-spacing="-0.0043in" fo:language="ru" fo:country="RU" fo:font-weight="normal" officeooo:paragraph-rsid="023f71e1" style:font-name-asian="Calibri1" style:font-size-asian="12pt" style:language-asian="ru" style:country-asian="RU" style:font-weight-asian="normal" style:font-name-complex="Times New Roman2" style:font-size-complex="12pt" style:font-weight-complex="normal"/>
    </style:style>
    <style:style style:name="P33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5909in"/>
        </style:tab-stops>
      </style:paragraph-properties>
      <style:text-properties style:use-window-font-color="true" style:font-name="Times New Roman" fo:font-size="12pt" fo:letter-spacing="-0.0043in" fo:language="ru" fo:country="RU" fo:font-weight="normal" officeooo:paragraph-rsid="023f71e1" style:font-name-asian="Calibri1" style:font-size-asian="12pt" style:language-asian="ru" style:country-asian="RU" style:font-weight-asian="normal" style:font-name-complex="Times New Roman2" style:font-size-complex="12pt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20%" fo:text-align="justify" style:justify-single-word="false">
        <style:tab-stops>
          <style:tab-stop style:position="0.5909in"/>
        </style:tab-stops>
      </style:paragraph-properties>
      <style:text-properties style:use-window-font-color="true" style:font-name="Times New Roman" fo:font-size="12pt" fo:letter-spacing="-0.0043in" fo:language="ru" fo:country="RU" fo:font-style="italic" fo:font-weight="normal" officeooo:rsid="0240c2b4" officeooo:paragraph-rsid="0240c2b4" style:font-name-asian="Calibri1" style:font-size-asian="12pt" style:language-asian="ru" style:country-asian="RU" style:font-style-asian="italic" style:font-weight-asian="normal" style:font-name-complex="Times New Roman2" style:font-size-complex="12pt" style:font-style-complex="italic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20%" fo:text-align="center" style:justify-single-word="false"/>
      <style:text-properties style:font-name="Times New Roman" fo:font-size="12pt" fo:letter-spacing="-0.0043in" fo:language="ru" fo:country="RU" fo:font-style="normal" fo:font-weight="bold" officeooo:rsid="02489690" officeooo:paragraph-rsid="02489690" style:font-name-asian="Times New Roman2" style:font-size-asian="12pt" style:language-asian="ru" style:country-asian="RU" style:font-style-asian="normal" style:font-weight-asian="bold" style:font-name-complex="Times New Roman2" style:font-size-complex="12pt" style:font-style-complex="normal" style:font-weight-complex="bold"/>
    </style:style>
    <style:style style:name="P36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fo:font-size="12pt" fo:letter-spacing="-0.0043in" fo:language="ru" fo:country="RU" fo:font-style="normal" officeooo:rsid="02489690" officeooo:paragraph-rsid="02489690" style:font-name-asian="Times New Roman2" style:font-size-asian="12pt" style:language-asian="ru" style:country-asian="RU" style:font-style-asian="normal" style:font-name-complex="Times New Roman2" style:font-size-complex="12pt" style:font-style-complex="normal" style:font-weight-complex="bold"/>
    </style:style>
    <style:style style:name="P37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fo:font-size="12pt" fo:language="ru" fo:country="RU" fo:font-style="italic" officeooo:paragraph-rsid="024247c5" style:font-name-asian="Times New Roman2" style:font-size-asian="12pt" style:language-asian="ru" style:country-asian="RU" style:font-style-asian="italic" style:font-name-complex="Times New Roman2" style:font-size-complex="12pt"/>
    </style:style>
    <style:style style:name="P38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fo:font-size="12pt" fo:language="ru" fo:country="RU" fo:font-style="italic" officeooo:paragraph-rsid="024247c5" style:font-name-asian="Times New Roman2" style:font-size-asian="12pt" style:language-asian="ru" style:country-asian="RU" style:font-style-asian="italic" style:font-name-complex="Times New Roman2" style:font-size-complex="12pt" style:font-weight-complex="bold"/>
    </style:style>
    <style:style style:name="P39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fo:font-size="12pt" fo:language="ru" fo:country="RU" fo:font-style="italic" officeooo:paragraph-rsid="02473262" style:font-name-asian="Times New Roman2" style:font-size-asian="12pt" style:language-asian="ru" style:country-asian="RU" style:font-style-asian="italic" style:font-name-complex="Times New Roman2" style:font-size-complex="12pt" style:font-weight-complex="bold"/>
    </style:style>
    <style:style style:name="P40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fo:font-size="12pt" fo:language="ru" fo:country="RU" fo:font-style="italic" officeooo:rsid="02459c5c" officeooo:paragraph-rsid="02459c5c" style:font-name-asian="Calibri1" style:font-size-asian="12pt" style:language-asian="ru" style:country-asian="RU" style:font-style-asian="italic" style:font-name-complex="Times New Roman2" style:font-size-complex="12pt" style:font-weight-complex="bold"/>
    </style:style>
    <style:style style:name="P41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fo:font-size="12pt" fo:language="ru" fo:country="RU" fo:font-style="italic" fo:font-weight="bold" officeooo:paragraph-rsid="02473262" style:font-name-asian="Times New Roman2" style:font-size-asian="12pt" style:language-asian="ru" style:country-asian="RU" style:font-style-asian="italic" style:font-weight-asian="bold" style:font-name-complex="Times New Roman2" style:font-size-complex="12pt" style:font-weight-complex="bold"/>
    </style:style>
    <style:style style:name="P42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fo:font-size="12pt" fo:language="ru" fo:country="RU" officeooo:paragraph-rsid="024247c5" style:font-name-asian="Times New Roman2" style:font-size-asian="12pt" style:language-asian="ru" style:country-asian="RU" style:font-name-complex="Times New Roman2" style:font-size-complex="12pt"/>
    </style:style>
    <style:style style:name="P43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fo:font-size="12pt" fo:language="ru" fo:country="RU" officeooo:paragraph-rsid="024548e6" style:font-name-asian="Times New Roman2" style:font-size-asian="12pt" style:language-asian="ru" style:country-asian="RU" style:font-name-complex="Times New Roman2" style:font-size-complex="12pt"/>
    </style:style>
    <style:style style:name="P44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fo:font-size="12pt" fo:language="ru" fo:country="RU" officeooo:paragraph-rsid="02459c5c" style:font-name-asian="Times New Roman2" style:font-size-asian="12pt" style:language-asian="ru" style:country-asian="RU" style:font-name-complex="Times New Roman2" style:font-size-complex="12pt"/>
    </style:style>
    <style:style style:name="P45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fo:font-size="12pt" fo:language="ru" fo:country="RU" officeooo:paragraph-rsid="02473262" style:font-name-asian="Times New Roman2" style:font-size-asian="12pt" style:language-asian="ru" style:country-asian="RU" style:font-name-complex="Times New Roman2" style:font-size-complex="12pt" style:font-weight-complex="bold"/>
    </style:style>
    <style:style style:name="P46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fo:font-size="12pt" fo:language="ru" fo:country="RU" officeooo:paragraph-rsid="02443bf1" style:font-name-asian="Calibri1" style:font-size-asian="12pt" style:language-asian="ru" style:country-asian="RU" style:font-name-complex="Times New Roman2" style:font-size-complex="12pt"/>
    </style:style>
    <style:style style:name="P47" style:family="paragraph" style:parent-style-name="Standard">
      <style:paragraph-properties fo:margin-top="0in" fo:margin-bottom="0in" loext:contextual-spacing="false" fo:line-height="120%" fo:text-align="center" style:justify-single-word="false"/>
      <style:text-properties style:font-name="Times New Roman" fo:font-size="12pt" fo:language="ru" fo:country="RU" fo:font-weight="bold" officeooo:paragraph-rsid="02473262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P48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language="ru" fo:country="RU" officeooo:paragraph-rsid="02459c5c"/>
    </style:style>
    <style:style style:name="P49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language="ru" fo:country="RU" officeooo:paragraph-rsid="024247c5"/>
    </style:style>
    <style:style style:name="P50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language="ru" fo:country="RU" officeooo:paragraph-rsid="024548e6"/>
    </style:style>
    <style:style style:name="P51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language="ru" fo:country="RU" officeooo:paragraph-rsid="02473262"/>
    </style:style>
    <style:style style:name="P52" style:family="paragraph" style:parent-style-name="Standard">
      <style:paragraph-properties fo:margin-top="0.1665in" fo:margin-bottom="0.1665in" loext:contextual-spacing="false" fo:line-height="120%" fo:text-align="center" style:justify-single-word="false"/>
      <style:text-properties style:font-name="Times New Roman" fo:font-size="12pt" fo:language="ru" fo:country="RU" fo:font-weight="bold" officeooo:paragraph-rsid="024247c5" style:font-name-asian="Times New Roman2" style:font-size-asian="12pt" style:language-asian="ru" style:country-asian="RU" style:font-weight-asian="bold" style:font-name-complex="Times New Roman2" style:font-size-complex="12pt"/>
    </style:style>
    <style:style style:name="P53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etter-spacing="-0.0043in" fo:language="ru" fo:country="RU" fo:font-style="italic" officeooo:rsid="02459c5c" officeooo:paragraph-rsid="02473262" style:font-name-asian="Times New Roman2" style:font-size-asian="12pt" style:language-asian="ru" style:country-asian="RU" style:font-style-asian="italic" style:font-name-complex="Times New Roman2" style:font-size-complex="12pt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text-indent="0in" style:auto-text-indent="false"/>
      <style:text-properties style:font-name="Times New Roman" fo:font-size="12pt" fo:letter-spacing="-0.0043in" fo:language="ru" fo:country="RU" fo:font-style="normal" fo:font-weight="bold" officeooo:rsid="0249883a" officeooo:paragraph-rsid="0249883a" style:font-name-asian="Times New Roman2" style:font-size-asian="12pt" style:language-asian="ru" style:country-asian="RU" style:font-style-asian="normal" style:font-weight-asian="bold" style:font-name-complex="Times New Roman2" style:font-size-complex="12pt" style:font-style-complex="normal" style:font-weight-complex="bold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20%" fo:text-align="justify" style:justify-single-word="false" fo:text-indent="0in" style:auto-text-indent="false"/>
      <style:text-properties style:font-name="Times New Roman" fo:font-size="12pt" fo:letter-spacing="-0.0043in" fo:language="ru" fo:country="RU" fo:font-style="normal" fo:font-weight="normal" officeooo:rsid="0249883a" officeooo:paragraph-rsid="0249883a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20%" fo:text-align="justify" style:justify-single-word="false" fo:text-indent="0in" style:auto-text-indent="false"/>
      <style:text-properties style:font-name="Times New Roman1" fo:language="ru" fo:country="RU" fo:font-style="normal" fo:font-weight="normal" officeooo:rsid="0249883a" officeooo:paragraph-rsid="0249883a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break-before="page"/>
      <style:text-properties fo:language="ru" fo:country="RU" officeooo:paragraph-rsid="024247c5"/>
    </style:style>
    <style:style style:name="P58" style:family="paragraph" style:parent-style-name="Standard">
      <style:paragraph-properties fo:margin-top="0.0835in" fo:margin-bottom="0in" loext:contextual-spacing="false" fo:line-height="120%" fo:text-align="justify" style:justify-single-word="false">
        <style:tab-stops>
          <style:tab-stop style:position="0.5909in"/>
        </style:tab-stops>
      </style:paragraph-properties>
      <style:text-properties fo:language="ru" fo:country="RU" officeooo:paragraph-rsid="024247c5"/>
    </style:style>
    <style:style style:name="P59" style:family="paragraph" style:parent-style-name="Standard">
      <style:paragraph-properties fo:margin-left="0in" fo:margin-right="0in" fo:margin-top="0in" fo:margin-bottom="0in" loext:contextual-spacing="true" fo:line-height="120%" fo:text-align="justify" style:justify-single-word="false" fo:text-indent="0.4165in" style:auto-text-indent="false">
        <style:tab-stops>
          <style:tab-stop style:position="0.5909in"/>
        </style:tab-stops>
      </style:paragraph-properties>
      <style:text-properties fo:language="ru" fo:country="RU" officeooo:paragraph-rsid="024247c5"/>
    </style:style>
    <style:style style:name="P60" style:family="paragraph" style:parent-style-name="Body_20_Text_20_Indent_20_2">
      <style:paragraph-properties fo:margin-left="0in" fo:margin-right="0in" fo:margin-top="0in" fo:margin-bottom="0in" loext:contextual-spacing="false" fo:line-height="120%" fo:text-align="justify" style:justify-single-word="false" fo:text-indent="0in" style:auto-text-indent="false"/>
      <style:text-properties style:font-name="Times New Roman" fo:font-size="12pt" fo:letter-spacing="-0.0043in" fo:language="ru" fo:country="RU" fo:font-style="normal" fo:font-weight="normal" officeooo:rsid="0249883a" officeooo:paragraph-rsid="02489690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61" style:family="paragraph" style:parent-style-name="Body_20_Text_20_Indent_20_2">
      <style:paragraph-properties fo:margin-left="0in" fo:margin-right="0in" fo:margin-top="0in" fo:margin-bottom="0in" loext:contextual-spacing="false" fo:line-height="120%" fo:text-align="justify" style:justify-single-word="false" fo:text-indent="0in" style:auto-text-indent="false"/>
      <style:text-properties style:font-name="Times New Roman1" fo:language="ru" fo:country="RU" fo:font-style="normal" fo:font-weight="normal" officeooo:rsid="02489690" officeooo:paragraph-rsid="02489690" style:font-style-asian="normal" style:font-weight-asian="normal" style:font-style-complex="normal" style:font-weight-complex="normal"/>
    </style:style>
    <style:style style:name="P62" style:family="paragraph" style:parent-style-name="Footer">
      <style:text-properties fo:language="ru" fo:country="RU"/>
    </style:style>
    <style:style style:name="P63" style:family="paragraph" style:parent-style-name="Footer">
      <style:paragraph-properties fo:text-align="center" style:justify-single-word="false">
        <style:tab-stops>
          <style:tab-stop style:position="3.248in" style:type="center"/>
          <style:tab-stop style:position="6.6937in" style:type="right"/>
        </style:tab-stops>
      </style:paragraph-properties>
      <style:text-properties fo:language="ru" fo:country="RU"/>
    </style:style>
    <style:style style:name="T1" style:family="text">
      <style:text-properties fo:text-transform="uppercase" style:text-position="-3% 100%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fo:font-size="14pt" fo:font-weight="bold" style:font-size-asian="14pt" style:font-weight-asian="bold" style:font-size-complex="14pt"/>
    </style:style>
    <style:style style:name="T3" style:family="text">
      <style:text-properties fo:text-transform="uppercase" fo:color="#000000" style:font-size-complex="14pt"/>
    </style:style>
    <style:style style:name="T4" style:family="text">
      <style:text-properties fo:text-transform="uppercase" fo:color="#000000" fo:language="ru" fo:country="RU" style:font-size-complex="14pt"/>
    </style:style>
    <style:style style:name="T5" style:family="text">
      <style:text-properties fo:color="#000000" fo:font-size="14pt" fo:font-weight="bold" style:font-size-asian="14pt" style:font-weight-asian="bold" style:font-size-complex="14pt"/>
    </style:style>
    <style:style style:name="T6" style:family="text">
      <style:text-properties fo:color="#000000" fo:font-size="14pt" fo:font-weight="bold" officeooo:rsid="00186446" style:font-size-asian="14pt" style:font-weight-asian="bold" style:font-size-complex="14pt"/>
    </style:style>
    <style:style style:name="T7" style:family="text">
      <style:text-properties fo:color="#000000" fo:font-size="14pt" style:font-size-asian="14pt" style:font-size-complex="14pt" style:font-weight-complex="bold"/>
    </style:style>
    <style:style style:name="T8" style:family="text">
      <style:text-properties fo:color="#000000" fo:font-size="14pt" officeooo:rsid="00186446" style:font-size-asian="14pt" style:font-size-complex="14pt" style:font-weight-complex="bold"/>
    </style:style>
    <style:style style:name="T9" style:family="text">
      <style:text-properties fo:font-variant="normal" fo:text-transform="none" fo:color="#000000" style:font-size-complex="14pt"/>
    </style:style>
    <style:style style:name="T10" style:family="text">
      <style:text-properties fo:font-variant="normal" fo:text-transform="none" fo:color="#000000"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T11" style:family="text">
      <style:text-properties fo:font-variant="normal" fo:text-transform="none" fo:color="#000000" style:font-name="Times New Roman" fo:font-size="14pt" fo:language="ru" fo:country="RU" fo:font-weight="bold" style:font-name-asian="Calibri1" style:font-size-asian="14pt" style:font-weight-asian="bold" style:font-name-complex="Times New Roman2" style:font-size-complex="14pt"/>
    </style:style>
    <style:style style:name="T12" style:family="text">
      <style:text-properties fo:font-variant="normal" fo:text-transform="none" fo:color="#000000" fo:font-size="14pt" fo:font-weight="bold" style:font-name-asian="Calibri1" style:font-size-asian="14pt" style:font-weight-asian="bold" style:font-size-complex="14pt"/>
    </style:style>
    <style:style style:name="T13" style:family="text">
      <style:text-properties fo:font-variant="normal" fo:text-transform="none" fo:color="#000000" fo:font-size="14pt" fo:language="ru" fo:country="RU" fo:font-weight="bold" style:font-name-asian="Calibri1" style:font-size-asian="14pt" style:font-weight-asian="bold" style:font-size-complex="14pt"/>
    </style:style>
    <style:style style:name="T14" style:family="text">
      <style:text-properties fo:font-variant="normal" fo:text-transform="none" fo:color="#000000" fo:language="ru" fo:country="RU" style:font-size-complex="14pt"/>
    </style:style>
    <style:style style:name="T15" style:family="text">
      <style:text-properties style:use-window-font-color="true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style:letter-kerning="true" style:font-name-asian="Times New Roman2" style:font-size-asian="12pt" style:language-asian="ru" style:country-asian="RU" style:font-style-asian="normal" style:font-weight-asian="normal" style:font-name-complex="Times New Roman2" style:font-size-complex="12pt" style:text-emphasize="none"/>
    </style:style>
    <style:style style:name="T16" style:family="text">
      <style:text-properties style:use-window-font-color="true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17" style:family="text">
      <style:text-properties style:use-window-font-color="true" style:text-outline="false" style:text-line-through-style="none" style:text-line-through-type="none" style:font-name="Times New Roman1" fo:font-size="12pt" fo:letter-spacing="normal" fo:text-shadow="none" style:text-underline-style="none" fo:font-weight="normal" officeooo:rsid="024247c5" style:letter-kerning="true" style:font-size-asian="12pt" style:font-weight-asian="normal" style:font-size-complex="12pt" style:text-emphasize="none"/>
    </style:style>
    <style:style style:name="T18" style:family="text">
      <style:text-properties style:use-window-font-color="true" style:text-outline="false" style:text-line-through-style="none" style:text-line-through-type="none" style:font-name="Times New Roman1" fo:font-size="12pt" fo:letter-spacing="normal" fo:text-shadow="none" style:text-underline-style="none" fo:font-weight="normal" officeooo:rsid="023f71e1" style:letter-kerning="true" style:font-size-asian="12pt" style:font-weight-asian="normal" style:font-size-complex="12pt" style:text-emphasize="none"/>
    </style:style>
    <style:style style:name="T19" style:family="text">
      <style:text-properties style:font-name="Times New Roman" fo:font-size="12pt" fo:font-style="italic" fo:font-weight="bold" officeooo:rsid="023db8e8" style:font-name-asian="Times New Roman2" style:font-size-asian="12pt" style:language-asian="ru" style:country-asian="RU" style:font-style-asian="italic" style:font-weight-asian="bold" style:font-name-complex="Times New Roman2" style:font-size-complex="12pt"/>
    </style:style>
    <style:style style:name="T20" style:family="text">
      <style:text-properties style:font-name="Times New Roman" fo:font-size="12pt" fo:font-style="italic" style:text-underline-style="solid" style:text-underline-width="auto" style:text-underline-color="font-color" officeooo:rsid="023db8e8" style:font-name-asian="Times New Roman2" style:font-size-asian="12pt" style:language-asian="ru" style:country-asian="RU" style:font-style-asian="italic" style:font-name-complex="Times New Roman2" style:font-size-complex="12pt"/>
    </style:style>
    <style:style style:name="T21" style:family="text">
      <style:text-properties style:font-name="Times New Roman" fo:font-size="12pt" fo:font-style="italic" officeooo:rsid="02459c5c" style:font-name-asian="Times New Roman2" style:font-size-asian="12pt" style:language-asian="ru" style:country-asian="RU" style:font-style-asian="italic" style:font-name-complex="Times New Roman2" style:font-size-complex="12pt" style:font-weight-complex="bold"/>
    </style:style>
    <style:style style:name="T22" style:family="text">
      <style:text-properties style:font-name="Times New Roman" fo:font-size="12pt" fo:font-style="italic" officeooo:rsid="02459c5c" style:font-name-asian="Calibri1" style:font-size-asian="12pt" style:language-asian="ru" style:country-asian="RU" style:font-style-asian="italic" style:font-name-complex="Times New Roman2" style:font-size-complex="12pt" style:font-weight-complex="bold"/>
    </style:style>
    <style:style style:name="T23" style:family="text">
      <style:text-properties style:font-name="Times New Roman" fo:font-size="12pt" fo:font-weight="bold" style:font-name-asian="Times New Roman2" style:font-size-asian="12pt" style:language-asian="ru" style:country-asian="RU" style:font-weight-asian="bold" style:font-name-complex="Times New Roman2" style:font-size-complex="12pt" style:font-style-complex="italic"/>
    </style:style>
    <style:style style:name="T24" style:family="text">
      <style:text-properties style:font-name="Times New Roman" fo:font-size="12pt" fo:letter-spacing="-0.0016in" style:font-name-asian="Calibri1" style:font-size-asian="12pt" style:language-asian="ru" style:country-asian="RU" style:font-name-complex="Times New Roman2" style:font-size-complex="12pt"/>
    </style:style>
    <style:style style:name="T25" style:family="text">
      <style:text-properties style:font-name="Times New Roman" fo:font-size="12pt" fo:letter-spacing="-0.0016in" style:text-underline-style="solid" style:text-underline-width="auto" style:text-underline-color="font-color" style:font-name-asian="Calibri1" style:font-size-asian="12pt" style:language-asian="ru" style:country-asian="RU" style:font-name-complex="Times New Roman2" style:font-size-complex="12pt"/>
    </style:style>
    <style:style style:name="T26" style:family="text">
      <style:text-properties style:font-name="Times New Roman" fo:font-size="12pt" fo:letter-spacing="-0.0016in" fo:language="en" fo:country="US" style:font-name-asian="Calibri1" style:font-size-asian="12pt" style:language-asian="ru" style:country-asian="RU" style:font-name-complex="Times New Roman2" style:font-size-complex="12pt"/>
    </style:style>
    <style:style style:name="T27" style:family="text">
      <style:text-properties style:font-name="Times New Roman" fo:font-size="12pt" style:font-name-asian="Calibri1" style:font-size-asian="12pt" style:language-asian="ru" style:country-asian="RU" style:font-name-complex="Times New Roman2" style:font-size-complex="12pt"/>
    </style:style>
    <style:style style:name="T28" style:family="text">
      <style:text-properties style:font-name="Times New Roman" fo:font-size="12pt" officeooo:rsid="024247c5" style:font-name-asian="Calibri1" style:font-size-asian="12pt" style:language-asian="ru" style:country-asian="RU" style:font-name-complex="Times New Roman2" style:font-size-complex="12pt"/>
    </style:style>
    <style:style style:name="T29" style:family="text">
      <style:text-properties style:font-name="Times New Roman" fo:font-size="12pt" officeooo:rsid="02443bf1" style:font-name-asian="Calibri1" style:font-size-asian="12pt" style:language-asian="ru" style:country-asian="RU" style:font-name-complex="Times New Roman2" style:font-size-complex="12pt"/>
    </style:style>
    <style:style style:name="T30" style:family="text">
      <style:text-properties style:font-name="Times New Roman" fo:font-size="12pt" officeooo:rsid="024548e6" style:font-name-asian="Calibri1" style:font-size-asian="12pt" style:language-asian="ru" style:country-asian="RU" style:font-name-complex="Times New Roman2" style:font-size-complex="12pt"/>
    </style:style>
    <style:style style:name="T31" style:family="text">
      <style:text-properties style:font-name="Times New Roman" fo:font-size="12pt" officeooo:rsid="02459c5c" style:font-name-asian="Calibri1" style:font-size-asian="12pt" style:language-asian="ru" style:country-asian="RU" style:font-name-complex="Times New Roman2" style:font-size-complex="12pt"/>
    </style:style>
    <style:style style:name="T32" style:family="text">
      <style:text-properties style:font-name="Times New Roman" fo:font-size="12pt" style:text-underline-style="solid" style:text-underline-width="auto" style:text-underline-color="font-color" style:font-name-asian="Calibri1" style:font-size-asian="12pt" style:language-asian="ru" style:country-asian="RU" style:font-name-complex="Times New Roman2" style:font-size-complex="12pt"/>
    </style:style>
    <style:style style:name="T33" style:family="text">
      <style:text-properties style:font-name="Times New Roman" fo:font-size="12pt" style:text-underline-style="solid" style:text-underline-width="auto" style:text-underline-color="font-color" style:font-name-asian="Times New Roman2" style:font-size-asian="12pt" style:language-asian="ru" style:country-asian="RU" style:font-name-complex="Times New Roman2" style:font-size-complex="12pt" style:font-weight-complex="bold"/>
    </style:style>
    <style:style style:name="T34" style:family="text">
      <style:text-properties style:font-name="Times New Roman" fo:font-size="12pt" fo:language="en" fo:country="US" style:font-name-asian="Calibri1" style:font-size-asian="12pt" style:language-asian="ru" style:country-asian="RU" style:font-name-complex="Times New Roman2" style:font-size-complex="12pt"/>
    </style:style>
    <style:style style:name="T35" style:family="text">
      <style:text-properties style:font-name="Times New Roman" fo:font-size="12pt" fo:language="en" fo:country="US" style:font-name-asian="Times New Roman2" style:font-size-asian="12pt" style:language-asian="ru" style:country-asian="RU" style:font-name-complex="Times New Roman2" style:font-size-complex="12pt" style:font-style-complex="italic"/>
    </style:style>
    <style:style style:name="T36" style:family="text">
      <style:text-properties style:font-name="Times New Roman" fo:font-size="12pt" fo:language="en" fo:country="US" style:font-name-asian="Times New Roman2" style:font-size-asian="12pt" style:language-asian="ru" style:country-asian="RU" style:font-name-complex="Times New Roman2" style:font-size-complex="12pt" style:font-weight-complex="bold"/>
    </style:style>
    <style:style style:name="T37" style:family="text">
      <style:text-properties style:font-name="Times New Roman" fo:font-size="12pt" fo:language="en" fo:country="US" style:text-underline-style="solid" style:text-underline-width="auto" style:text-underline-color="font-color" style:font-name-asian="Times New Roman2" style:font-size-asian="12pt" style:language-asian="ru" style:country-asian="RU" style:font-name-complex="Times New Roman2" style:font-size-complex="12pt" style:font-weight-complex="bold"/>
    </style:style>
    <style:style style:name="T38" style:family="text">
      <style:text-properties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T39" style:family="text">
      <style:text-properties style:font-name="Times New Roman" fo:font-size="12pt" officeooo:rsid="02443bf1" style:font-name-asian="Times New Roman2" style:font-size-asian="12pt" style:language-asian="ru" style:country-asian="RU" style:font-name-complex="Times New Roman2" style:font-size-complex="12pt"/>
    </style:style>
    <style:style style:name="T40" style:family="text">
      <style:text-properties style:font-name="Times New Roman" fo:font-size="12pt" officeooo:rsid="024548e6" style:font-name-asian="Times New Roman2" style:font-size-asian="12pt" style:language-asian="ru" style:country-asian="RU" style:font-name-complex="Times New Roman2" style:font-size-complex="12pt"/>
    </style:style>
    <style:style style:name="T41" style:family="text">
      <style:text-properties style:font-name="Times New Roman" fo:font-size="12pt" officeooo:rsid="02459c5c" style:font-name-asian="Times New Roman2" style:font-size-asian="12pt" style:language-asian="ru" style:country-asian="RU" style:font-name-complex="Times New Roman2" style:font-size-complex="12pt"/>
    </style:style>
    <style:style style:name="T42" style:family="text">
      <style:text-properties style:font-name="Times New Roman" fo:font-size="12pt" style:font-name-asian="Times New Roman2" style:font-size-asian="12pt" style:language-asian="ru" style:country-asian="RU" style:font-name-complex="Times New Roman2" style:font-size-complex="12pt" style:font-style-complex="italic"/>
    </style:style>
    <style:style style:name="T43" style:family="text">
      <style:text-properties style:font-name="Times New Roman" fo:font-size="12pt" style:font-name-asian="Times New Roman2" style:font-size-asian="12pt" style:language-asian="ru" style:country-asian="RU" style:font-name-complex="Times New Roman2" style:font-size-complex="12pt" style:font-weight-complex="bold"/>
    </style:style>
    <style:style style:name="T44" style:family="text">
      <style:text-properties style:font-name="Times New Roman" fo:font-size="12pt" officeooo:rsid="024890b7" style:font-name-asian="Times New Roman2" style:font-size-asian="12pt" style:language-asian="ru" style:country-asian="RU" style:font-name-complex="Times New Roman2" style:font-size-complex="12pt" style:font-weight-complex="bold"/>
    </style:style>
    <style:style style:name="T45" style:family="text">
      <style:text-properties style:font-name="Times New Roman" fo:font-size="12pt" fo:letter-spacing="-0.0043in" style:font-name-asian="Times New Roman2" style:font-size-asian="12pt" style:language-asian="ru" style:country-asian="RU" style:font-name-complex="Times New Roman2" style:font-size-complex="12pt"/>
    </style:style>
    <style:style style:name="T46" style:family="text">
      <style:text-properties style:font-name="Times New Roman" fo:font-size="12pt" fo:letter-spacing="-0.0043in" officeooo:rsid="02459c5c" style:font-name-asian="Times New Roman2" style:font-size-asian="12pt" style:language-asian="ru" style:country-asian="RU" style:font-name-complex="Times New Roman2" style:font-size-complex="12pt"/>
    </style:style>
    <style:style style:name="T47" style:family="text">
      <style:text-properties style:font-name="Times New Roman" fo:font-size="12pt" fo:letter-spacing="-0.0043in" style:font-name-asian="Times New Roman2" style:font-size-asian="12pt" style:language-asian="ru" style:country-asian="RU" style:font-name-complex="Times New Roman2" style:font-size-complex="12pt" style:font-weight-complex="bold"/>
    </style:style>
    <style:style style:name="T48" style:family="text">
      <style:text-properties style:font-name="Times New Roman" fo:font-size="12pt" fo:letter-spacing="-0.0043in" officeooo:rsid="02459c5c" style:font-name-asian="Times New Roman2" style:font-size-asian="12pt" style:language-asian="ru" style:country-asian="RU" style:font-name-complex="Times New Roman2" style:font-size-complex="12pt" style:font-weight-complex="bold"/>
    </style:style>
    <style:style style:name="T49" style:family="text">
      <style:text-properties style:font-name="Times New Roman" fo:font-size="12pt" fo:letter-spacing="-0.0043in" officeooo:rsid="0249883a" style:font-name-asian="Times New Roman2" style:font-size-asian="12pt" style:language-asian="ru" style:country-asian="RU" style:font-name-complex="Times New Roman2" style:font-size-complex="12pt"/>
    </style:style>
    <style:style style:name="T50" style:family="text">
      <style:text-properties style:font-name="Times New Roman" fo:font-size="12pt" fo:letter-spacing="-0.0043in" fo:language="en" fo:country="US" style:font-name-asian="Times New Roman2" style:font-size-asian="12pt" style:language-asian="ru" style:country-asian="RU" style:font-name-complex="Times New Roman2" style:font-size-complex="12pt"/>
    </style:style>
    <style:style style:name="T51" style:family="text">
      <style:text-properties style:font-name="Times New Roman" fo:font-size="12pt" fo:letter-spacing="-0.0043in" fo:language="en" fo:country="US" style:font-name-asian="Times New Roman2" style:font-size-asian="12pt" style:language-asian="ru" style:country-asian="RU" style:font-name-complex="Times New Roman2" style:font-size-complex="12pt" style:font-weight-complex="bold"/>
    </style:style>
    <style:style style:name="T52" style:family="text">
      <style:text-properties style:font-name="Times New Roman" fo:font-size="12pt" fo:letter-spacing="-0.0043in" fo:language="en" fo:country="US" officeooo:rsid="02459c5c" style:font-name-asian="Times New Roman2" style:font-size-asian="12pt" style:language-asian="ru" style:country-asian="RU" style:font-name-complex="Times New Roman2" style:font-size-complex="12pt" style:font-weight-complex="bold"/>
    </style:style>
    <style:style style:name="T53" style:family="text">
      <style:text-properties style:font-name="Times New Roman" fo:font-size="12pt" fo:letter-spacing="-0.0043in" fo:language="en" fo:country="US" officeooo:rsid="0249883a" style:font-name-asian="Times New Roman2" style:font-size-asian="12pt" style:language-asian="ru" style:country-asian="RU" style:font-name-complex="Times New Roman2" style:font-size-complex="12pt"/>
    </style:style>
    <style:style style:name="T54" style:family="text">
      <style:text-properties fo:letter-spacing="-0.0043in" style:font-name-asian="Calibri1" style:language-asian="ru" style:country-asian="RU" style:font-name-complex="Times New Roman2"/>
    </style:style>
    <style:style style:name="T55" style:family="text">
      <style:text-properties style:font-name-asian="Calibri1" style:language-asian="en" style:country-asian="US" style:font-size-complex="12pt"/>
    </style:style>
    <style:style style:name="T56" style:family="text">
      <style:text-properties style:text-underline-style="solid" style:text-underline-width="auto" style:text-underline-color="font-color" style:font-name-asian="Calibri1" style:language-asian="en" style:country-asian="US" style:font-size-complex="12pt"/>
    </style:style>
    <style:style style:name="T57" style:family="text">
      <style:text-properties style:font-name="Times New Roman1" fo:font-size="12pt" fo:font-weight="normal" style:font-name-asian="Times New Roman2" style:font-size-asian="12pt" style:language-asian="ru" style:country-asian="RU" style:font-weight-asian="normal" style:font-name-complex="Times New Roman2" style:font-size-complex="12pt" style:font-style-complex="italic" style:font-weight-complex="normal"/>
    </style:style>
    <style:style style:name="T58" style:family="text">
      <style:text-properties style:font-name="Times New Roman1" fo:font-size="12pt" fo:font-weight="normal" style:font-name-asian="Calibri1" style:font-size-asian="12pt" style:language-asian="en" style:country-asian="US" style:font-weight-asian="normal" style:font-name-complex="Times New Roman2" style:font-size-complex="12pt" style:font-style-complex="italic" style:font-weight-complex="normal"/>
    </style:style>
    <style:style style:name="T59" style:family="text">
      <style:text-properties style:font-name="Times New Roman1" fo:font-size="12pt" fo:language="en" fo:country="US" fo:font-weight="normal" style:font-name-asian="Calibri1" style:font-size-asian="12pt" style:language-asian="en" style:country-asian="US" style:font-weight-asian="normal" style:font-name-complex="Times New Roman2" style:font-size-complex="12pt" style:font-style-complex="italic" style:font-weight-complex="normal"/>
    </style:style>
    <style:style style:name="T60" style:family="text">
      <style:text-properties fo:language="en" fo:country="US"/>
    </style:style>
    <style:style style:name="T61" style:family="text">
      <style:text-properties fo:language="en" fo:country="US" officeooo:rsid="024890b7"/>
    </style:style>
    <style:style style:name="T62" style:family="text">
      <style:text-properties fo:font-size="12pt" fo:language="en" fo:country="US" fo:font-style="italic" officeooo:rsid="02459c5c" style:font-name-asian="Calibri1" style:font-size-asian="12pt" style:language-asian="en" style:country-asian="US" style:font-style-asian="italic" style:font-name-complex="Times New Roman2" style:font-size-complex="12pt"/>
    </style:style>
    <style:style style:name="T63" style:family="text">
      <style:text-properties fo:font-size="12pt" fo:language="en" fo:country="US" officeooo:rsid="02459c5c" style:font-name-asian="Times New Roman2" style:font-size-asian="12pt" style:language-asian="ru" style:country-asian="RU" style:font-name-complex="Times New Roman2" style:font-size-complex="12pt" style:font-weight-complex="bold"/>
    </style:style>
    <style:style style:name="T64" style:family="text">
      <style:text-properties fo:font-size="12pt" fo:font-style="italic" officeooo:rsid="02459c5c" style:font-name-asian="Calibri1" style:font-size-asian="12pt" style:language-asian="en" style:country-asian="US" style:font-style-asian="italic" style:font-name-complex="Times New Roman2" style:font-size-complex="12pt"/>
    </style:style>
    <style:style style:name="T65" style:family="text">
      <style:text-properties fo:font-size="12pt" officeooo:rsid="02459c5c" style:font-name-asian="Times New Roman2" style:font-size-asian="12pt" style:language-asian="ru" style:country-asian="RU" style:font-name-complex="Times New Roman2" style:font-size-complex="12pt" style:font-weight-complex="bold"/>
    </style:style>
    <style:style style:name="T66" style:family="text">
      <style:text-properties fo:font-size="12pt" fo:font-weight="bold" officeooo:rsid="02459c5c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T67" style:family="text">
      <style:text-properties fo:font-size="12pt" fo:font-weight="normal" officeooo:rsid="02459c5c" style:font-name-asian="Calibri1" style:font-size-asian="12pt" style:language-asian="en" style:country-asian="US" style:font-weight-asian="normal" style:font-name-complex="Times New Roman2" style:font-size-complex="12pt" style:font-weight-complex="normal"/>
    </style:style>
    <style:style style:name="T68" style:family="text">
      <style:text-properties fo:font-size="12pt" fo:letter-spacing="-0.0043in" officeooo:rsid="02459c5c" style:font-name-asian="Calibri1" style:font-size-asian="12pt" style:language-asian="ru" style:country-asian="RU" style:font-name-complex="Times New Roman2" style:font-size-complex="12pt"/>
    </style:style>
    <style:style style:name="T69" style:family="text">
      <style:text-properties fo:font-size="12pt" fo:letter-spacing="-0.0043in" officeooo:rsid="02459c5c" style:font-name-asian="Times New Roman2" style:font-size-asian="12pt" style:language-asian="ru" style:country-asian="RU" style:font-name-complex="Times New Roman2" style:font-size-complex="12pt"/>
    </style:style>
    <style:style style:name="T70" style:family="text">
      <style:text-properties officeooo:rsid="024890b7"/>
    </style:style>
    <style:style style:name="T71" style:family="text">
      <style:text-properties officeooo:rsid="024d1273"/>
    </style:style>
    <style:style style:name="T72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М</text:span><text:span text:style-name="T2">ИНОБРНАУКИ РОССИИ<text:tab/><text:tab/></text:span></text:p>
      <text:p text:style-name="P21">Санкт-Петербургский государственный</text:p>
      <text:p text:style-name="P21">электротехнический университет</text:p>
      <text:p text:style-name="P21">«ЛЭТИ» им. В.И. Ульянова (Ленина)</text:p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1"><text:span text:style-name="Book_20_Title"><text:span text:style-name="T4">отчет</text:span></text:span></text:p>
      <text:p text:style-name="P26">по практической работе</text:p>
      <text:p text:style-name="P27"><text:span text:style-name="T5">по дисциплине «</text:span><text:span text:style-name="T6">Экономика организации</text:span><text:span text:style-name="T5">»</text:span></text:p>
      <text:p text:style-name="P2"><text:span text:style-name="Book_20_Title"><text:span text:style-name="T14">Тема: </text:span></text:span><text:span text:style-name="Book_20_Title"><text:span text:style-name="T11">Расходы организации. Себестоимость </text:span></text:span><text:span text:style-name="Book_20_Title"><text:span text:style-name="T13"> </text:span></text:span></text:p>
      <text:p text:style-name="P23"/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2">Студент гр. 8383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24">Ларин А.</text:p>
          </table:table-cell>
        </table:table-row>
        <table:table-row table:style-name="Таблица1.1">
          <table:table-cell table:style-name="Таблица1.A1" office:value-type="string">
            <text:p text:style-name="P22">Преподаватель</text:p>
          </table:table-cell>
          <table:table-cell table:style-name="Таблица1.B2" office:value-type="string">
            <text:p text:style-name="P22"/>
          </table:table-cell>
          <table:table-cell table:style-name="Таблица1.A1" office:value-type="string">
            <text:p text:style-name="P30">Житенева М.И.</text:p>
          </table:table-cell>
        </table:table-row>
      </table:table>
      <text:p text:style-name="P25"/>
      <text:p text:style-name="P25"/>
      <text:p text:style-name="P25"><text:bookmark text:name="_GoBack"/></text:p>
      <text:p text:style-name="P25">Санкт-Петербург</text:p>
      <text:p text:style-name="P27"><text:span text:style-name="T7">20</text:span><text:span text:style-name="T8">20</text:span></text:p>
      <text:p text:style-name="P57"><text:span text:style-name="T19">Себестоимость </text:span><text:span text:style-name="T20">(дать определение): </text:span><text:span text:style-name="T15">С</text:span><text:span text:style-name="T16">ебестоимость – это сумма всех затрат предприятия на производство и реализацию продукции (денежное выражение). </text:span></text:p>
      <text:p text:style-name="P14"><text:span text:style-name="T17">Источник:</text:span><text:span text:style-name="T18"> </text:span><text:span text:style-name="T17">М</text:span><text:span text:style-name="T18">атериал</text:span><text:span text:style-name="T17">ы</text:span><text:span text:style-name="T18"> лекции</text:span></text:p>
      <text:p text:style-name="P11"/>
      <text:p text:style-name="P31">Какие виды затрат учитываются по статье «Общепроизводственные расходы»?</text:p>
      <text:p text:style-name="P32">Общепроизводственные расходы – это расходы по обычным видам деятельности, которые возникают в связи с обслуживанием основных и вспомогательных производств организации.</text:p>
      <text:p text:style-name="P32">Так, общепроизводственные расходы включают в себя, в частности:</text:p>
      <text:list xml:id="list3527492224" text:style-name="L1">
        <text:list-item>
          <text:p text:style-name="P33">расходы по содержанию и эксплуатации машин и оборудования;</text:p>
        </text:list-item>
        <text:list-item>
          <text:p text:style-name="P33">расходы в виде амортизационных отчислений и затраты на ремонт основных средств и иного имущества, используемого в производстве;</text:p>
        </text:list-item>
        <text:list-item>
          <text:p text:style-name="P33">расходы по страхованию имущества, используемого в производстве;</text:p>
        </text:list-item>
        <text:list-item>
          <text:p text:style-name="P33">расходы на отопление, освещение и содержание помещений;</text:p>
        </text:list-item>
        <text:list-item>
          <text:p text:style-name="P33">арендная плата за помещения, машины, оборудование и др., используемые в производстве;</text:p>
        </text:list-item>
        <text:list-item>
          <text:p text:style-name="P33">оплата труда работников, занятых обслуживанием производства;</text:p>
        </text:list-item>
      </text:list>
      <text:p text:style-name="P14">Источник: Журнал «Главная книга»</text:p>
      <text:p text:style-name="P34"/>
      <text:p text:style-name="P4">Какие виды затрат учитываются по статье <text:s/>«Общехозяйственные расходы»?</text:p>
      <text:p text:style-name="P18">Счет "Общехозяйственные расходы" предназначен для обобщения информации о расходах для нужд управления, не связанных непосредственно с производственным процессом. На этом счете отражают следующие расходы: административно-управленческие, содержание общехозяйственного персонала, не связанного с производственным процессом; амортизационные отчисления и расходы на ремонт основных средств управленческого и общехозяйственного назначения; арендная плата за помещение общехозяйственного назначения; расходы по оплате информационных, аудиторских и консультационных услуг;</text:p>
      <text:p text:style-name="P14"><text:span text:style-name="T54">Источник: </text:span>consultant.ru</text:p>
      <text:p text:style-name="P14"/>
      <text:p text:style-name="P52">Задача (МУ стр. 21 зад. 5)</text:p>
      <text:p text:style-name="P58"><text:span text:style-name="T24"><text:tab/></text:span><text:span text:style-name="T25">Определить полную себестоимость изделий А и Б</text:span><text:span text:style-name="T24">. Выпуск изделия Q(А) – </text:span><text:span text:style-name="T27">500 ед., затраты на материалы на 1 ед. изделия Рм(А) – 120 р., </text:span><text:span text:style-name="T32">основная заработная плата на годовой выпуск Зосн. – 130 тыс. р</text:span><text:span text:style-name="T27">., </text:span><text:span text:style-name="T32">дополнительная зарплата Здоп – 10 %,</text:span><text:span text:style-name="T27"> начисления на заработную плату Зсоц. – 30 %. Выпуск изделия Q (Б) – 250 ед., затраты на материалы на 1 ед. изделия Рм(Б) – 380 р., основная заработная плата Зосн.(Б) – 80 тыс. р.</text:span></text:p>
      <text:p text:style-name="P59"><text:span text:style-name="T27">Общехозяйственные расходы по изделию Но.х.(А) – 50 %, по изделию Но.х.(Б) – 35 % </text:span><text:span text:style-name="T32">от прямых затрат</text:span><text:span text:style-name="T27">. Внепроизводственные затраты по изделию Звн(.А) – 5 %, по изделию З(Б) – 7 % от производственной себестоимости.</text:span></text:p>
      <text:p text:style-name="P37">Решение задачи аналогично расчёту себестоимости в кур. /работе.</text:p>
      <text:p text:style-name="P42">1.Полная себестоимость Сп. = Зм + <text:s/>Зосн. + З доп. + З соц. + Зо.х + Звн. <text:s/></text:p>
      <text:p text:style-name="P48"><text:span text:style-name="T38">Сп.</text:span><text:span text:style-name="T41">(А) = <text:s/></text:span><text:span text:style-name="T28">60000 </text:span><text:span text:style-name="T31">+ <text:s/></text:span><text:span text:style-name="T28">130000 </text:span><text:span text:style-name="T31">+ 13000 + <text:s/></text:span><text:span text:style-name="T28">42900 </text:span><text:span text:style-name="T31">+ <text:s/></text:span><text:span text:style-name="T30">122950 </text:span><text:span text:style-name="T31">+ 18442.5</text:span><text:span text:style-name="T28"> <text:s/></text:span><text:span text:style-name="T31">= 387292.5 руб.</text:span></text:p>
      <text:p text:style-name="P48"><text:span text:style-name="T41">Сп.(Б) = <text:s/></text:span><text:span text:style-name="T28">95000 </text:span><text:span text:style-name="T31">+ <text:s/></text:span><text:span text:style-name="T28">80000 </text:span><text:span text:style-name="T31">+ 8000 + <text:s/></text:span><text:span text:style-name="T28">26400 </text:span><text:span text:style-name="T31">+ <text:s/></text:span><text:span text:style-name="T30">73290 </text:span><text:span text:style-name="T31">+ 14134.5</text:span><text:span text:style-name="T28"> </text:span><text:span text:style-name="T31">= 296824.5 руб.</text:span></text:p>
      <text:p text:style-name="P49"><text:span text:style-name="T38">2.Зм (А) <text:s/>= <text:s/>Рм</text:span><text:span text:style-name="T27">(A) * Q(А) <text:s text:c="2"/></text:span><text:span text:style-name="T28">= 120 * 500 = 60000 руб.</text:span></text:p>
      <text:p text:style-name="P49"><text:span text:style-name="T27"><text:s text:c="3"/>Зм(Б) = Рм(Б) * Q(Б) </text:span><text:span text:style-name="T28">= 380 * 250 = 95000</text:span></text:p>
      <text:p text:style-name="P49"><text:soft-page-break/><text:span text:style-name="T27">3.Зз/п(А) = Зосн.(А) * (1 + <text:s/>10%/100%) </text:span><text:span text:style-name="T28">= 130000 * (1 + 0.1) = 143000 руб.</text:span></text:p>
      <text:p text:style-name="P49"><text:span text:style-name="T27"><text:s text:c="3"/>Зз/п(Б) = Зосн.(Б) * (1 + 10%/100%) </text:span><text:span text:style-name="T28">= 80000 * (1 + 0.1) = 88000 руб.</text:span></text:p>
      <text:p text:style-name="P50"><text:span text:style-name="T27">4.Зсоц.(А) = <text:s/>Зз/п(А) <text:s/>* 30% /100% </text:span><text:span text:style-name="T28">= 143000 * 0.3 = 42900 руб.</text:span></text:p>
      <text:p text:style-name="P50"><text:span text:style-name="T27"><text:s text:c="3"/>Зсоц.(Б) = <text:s/>Зз/п.(Б) <text:s/>* 30% /100% </text:span><text:span text:style-name="T28">= 88000 * 0.3 = 26400 руб.</text:span></text:p>
      <text:p text:style-name="P46">5.Прямые затраты <text:s/></text:p>
      <text:p text:style-name="P50"><text:span text:style-name="T27"><text:s text:c="4"/>Зпр.(А) =</text:span><text:span text:style-name="T38"> Зм(А) + <text:s/>Зосн.(А) + З доп(А). + З соц.(А) </text:span><text:span text:style-name="T39">= <text:s/></text:span><text:span text:style-name="T28">60000 </text:span><text:span text:style-name="T29">+ </text:span><text:span text:style-name="T28">143000 </text:span><text:span text:style-name="T29">+ </text:span><text:span text:style-name="T28">42900 </text:span><text:span text:style-name="T29">= 245900 </text:span><text:span text:style-name="T28">руб.</text:span></text:p>
      <text:p text:style-name="P50"><text:span text:style-name="T38"><text:s text:c="4"/></text:span><text:span text:style-name="T27">Зпр.(Б) =</text:span><text:span text:style-name="T38"> Зм(Б) + <text:s/>Зосн.(Б) + З доп(Б). + З соц.(Б) </text:span><text:span text:style-name="T39">= </text:span><text:span text:style-name="T28">95000 </text:span><text:span text:style-name="T29">+ <text:s/></text:span><text:span text:style-name="T28">88000 </text:span><text:span text:style-name="T30">+ </text:span><text:span text:style-name="T28">26400 </text:span><text:span text:style-name="T30">= 209400</text:span><text:span text:style-name="T28"> руб.</text:span></text:p>
      <text:p text:style-name="P50"><text:span text:style-name="T38">6. Зо.х.(А) = Зпр.(А) * Но.х%/100% </text:span><text:span text:style-name="T40">= </text:span><text:span text:style-name="T29">245900 * </text:span><text:span text:style-name="T30">0.5 = 122950</text:span><text:span text:style-name="T28"> руб.</text:span></text:p>
      <text:p text:style-name="P50"><text:span text:style-name="T38"><text:s text:c="4"/>Зо.х.(Б) = Зпр.(Б) * Но.х%/100% </text:span><text:span text:style-name="T40">= </text:span><text:span text:style-name="T30">209400 * 0.35 = 73290</text:span><text:span text:style-name="T28"> руб.</text:span></text:p>
      <text:p text:style-name="P43">7. Производственная себестоимость</text:p>
      <text:p text:style-name="P50"><text:span text:style-name="T38"><text:s text:c="4"/>Спр.(А) = Зпр.(А) + Зо.х.(А) </text:span><text:span text:style-name="T40">= </text:span><text:span text:style-name="T29">245900 </text:span><text:span text:style-name="T30">+ 122950 = 368850</text:span><text:span text:style-name="T28"> руб.</text:span></text:p>
      <text:p text:style-name="P50"><text:span text:style-name="T38"><text:s text:c="4"/>Спр.(Б) = Зпр.(Б) + Зо.х.(Б) </text:span><text:span text:style-name="T40">= </text:span><text:span text:style-name="T30">209400 + 73290 = 282690</text:span><text:span text:style-name="T28"> руб.</text:span></text:p>
      <text:p text:style-name="P43">8. Внепроизводственные затраты</text:p>
      <text:p text:style-name="P48"><text:span text:style-name="T38"><text:s text:c="4"/>Звн.(А) = Спр.(А) * 5%/100% </text:span><text:span text:style-name="T40">= </text:span><text:span text:style-name="T30">368850 * 0.05 </text:span><text:span text:style-name="T31">= 18442.5</text:span><text:span text:style-name="T28"> руб.</text:span></text:p>
      <text:p text:style-name="P48"><text:span text:style-name="T38"><text:s text:c="4"/>Звн.(Б) = Спр.(Б) * 5%/100% </text:span><text:span text:style-name="T41">= <text:s/></text:span><text:span text:style-name="T30">282690 * 0.05 </text:span><text:span text:style-name="T31">= 14134.5</text:span><text:span text:style-name="T28"> руб.</text:span></text:p>
      <text:p text:style-name="P44">9.Полная себестоимость <text:s/></text:p>
      <text:p text:style-name="P48"><text:span text:style-name="T38"><text:s text:c="2"/>Сп(А) = Спр.(А) + Звн.(А) </text:span><text:span text:style-name="T41">= </text:span><text:span text:style-name="T30">368850 </text:span><text:span text:style-name="T31">+ 18442.5 = </text:span><text:span text:style-name="T28"><text:s/>387292.5 руб.</text:span></text:p>
      <text:p text:style-name="P48"><text:span text:style-name="T38"><text:s text:c="2"/>Сп(Б) = Спр.(Б) + Звн.(Б) <text:s/></text:span><text:span text:style-name="T31">= <text:s/></text:span><text:span text:style-name="T30">282690 </text:span><text:span text:style-name="T31">+ 14134.5 = 296824.5</text:span><text:span text:style-name="T28"> руб.</text:span></text:p>
      <text:p text:style-name="P38">Ответ</text:p>
      <text:p text:style-name="P48"><text:span text:style-name="T38">Сп.</text:span><text:span text:style-name="T41">(А) = </text:span><text:span text:style-name="T31">387292.5 руб.</text:span></text:p>
      <text:p text:style-name="P48"><text:span text:style-name="T21">Сп.(Б) =</text:span><text:span text:style-name="T22"> 296824.5 руб.</text:span></text:p>
      <text:p text:style-name="P40"/>
      <text:p text:style-name="P41">Дать определение, см. МУ к кур./работе):</text:p>
      <text:p text:style-name="P45">Затраты классифицируются на условно-постоянные и условно-переменные в зависимости от изменения объема производства:</text:p>
      <text:p text:style-name="P19"><text:span text:style-name="T42">Условно-постоянные затраты (FC)</text:span><text:span text:style-name="T23"> - </text:span><text:span text:style-name="T57"><text:s/></text:span><text:span text:style-name="T58">затраты, величина <text:s/>которых остается постоянной при изменении объема производства. Например: З/плата административно-управленческого персонала, арендная плата, тарифы и т.д. </text:span></text:p>
      <text:p text:style-name="P28">Термин постоянные затраты носит условный характер.</text:p>
      <text:p text:style-name="P29"><text:span text:style-name="T55"><text:s/>Изменение величины постоянных затрат происходит </text:span><text:span text:style-name="T56">под влиянием управленческих решений.</text:span></text:p>
      <text:p text:style-name="P28">( FC –fixed cost, ATC –average fixed cost )</text:p>
      <text:p text:style-name="P19"><text:span text:style-name="T58">AFC = FC / Q - постоянные затраты на единицу продукции величина переменная.</text:span></text:p>
      <text:p text:style-name="P15"/>
      <text:p text:style-name="P16"><text:span text:style-name="T65">Условно-переменные затраты (VC) </text:span><text:span text:style-name="T66">- </text:span><text:span text:style-name="T67">величина, которых при изменении объема производства изменяется.</text:span></text:p>
      <text:p text:style-name="P17">К переменным затратам относятся:</text:p>
      <text:p text:style-name="P17">- затраты на сырье и материалы</text:p>
      <text:p text:style-name="P17">- З/плата основных производственных рабочих с отчислениями на соц. нужды,</text:p>
      <text:p text:style-name="P17">- стоимость технологического топлива и энергии и т.д. <text:s text:c="7"/></text:p>
      <text:p text:style-name="P17">VC –variable cost</text:p>
      <text:p text:style-name="P17">AVC – average variable cost </text:p>
      <text:p text:style-name="P17"><text:span text:style-name="T64">AVC = AVC * Q / Q – переменные затраты на единицу продукции. </text:span></text:p>
      <text:p text:style-name="P13"><text:soft-page-break/><text:span text:style-name="T68">Источник: <text:s/></text:span><text:span text:style-name="T69">МУ к кур./работе</text:span></text:p>
      <text:p text:style-name="P12"/>
      <text:p text:style-name="P47">Задача 1</text:p>
      <text:p text:style-name="P51"><text:span text:style-name="T43">Фирма выпускает изделие: постоянные затраты (FC) составляют 60 млн. руб., переменные затраты на ед. продукции составляют (AVC) – 400 руб. Предприятие планирует выпуск продукции в количестве (Q) 200000 шт. и получение прибыли (П) в размере 100 млн. руб.</text:span></text:p>
      <text:p text:style-name="P51"><text:span text:style-name="T43">Какую </text:span><text:span text:style-name="T33">цену</text:span><text:span text:style-name="T43"> на изделие (P) необходимо установить фирме для получения запланированного объёма прибыли? Необходимо определить </text:span><text:span text:style-name="T33">критический объём производства Qкр (или объём в точке безубыточности)</text:span><text:span text:style-name="T43">. Сделайте вывод.</text:span></text:p>
      <text:p text:style-name="P39"/>
      <text:p text:style-name="P6">1.Испол<text:span text:style-name="T71">ь</text:span>зуем выражение: выручка = себестоимость + прибыль</text:p>
      <text:p text:style-name="P7">VC <text:s text:c="2"/>= <text:s text:c="2"/>AVC * Q <text:span text:style-name="T70">= 400 * 200000 = 80000000 = 80*10^6 руб.</text:span></text:p>
      <text:p text:style-name="P6">P * Q = FC + VC + П</text:p>
      <text:p text:style-name="P8">Отсюда: </text:p>
      <text:p text:style-name="P8">P = (FC + VC + П) / Q = (60*10^6 + <text:s/>80*10^6 + <text:s/>100*10^6) / <text:s/><text:span text:style-name="T43">200000 = 1200 руб.</text:span></text:p>
      <text:p text:style-name="P10"/>
      <text:p text:style-name="P6">2.Критический объём производства</text:p>
      <text:p text:style-name="P7">Qкр <text:s text:c="2"/>= FC / (P – AVC) <text:s/><text:span text:style-name="T70">= <text:s/>60*10^6 / (1200 - </text:span><text:span text:style-name="T44">400</text:span><text:span text:style-name="T70">) = 75000 шт.</text:span></text:p>
      <text:p text:style-name="P53">Ответ</text:p>
      <text:p text:style-name="P9"><text:span text:style-name="T46">P = </text:span><text:span text:style-name="T48">1200 руб.</text:span></text:p>
      <text:p text:style-name="P9"><text:span text:style-name="T48">Qкр </text:span><text:span text:style-name="T47">= 75000 шт.</text:span></text:p>
      <text:p text:style-name="P5">Цена н<text:span text:style-name="T71">а</text:span> ед. Продукции в три раза выше себестоимости</text:p>
      <text:p text:style-name="P5">Объемы производства за точкой безубыточности</text:p>
      <text:p text:style-name="P5"/>
      <text:p text:style-name="P35">Задача 2</text:p>
      <text:p text:style-name="P36">Рассчитать цеховую себестоимость единицы продукции, если полная себестоимость равна 520 руб., «Общехозяйственные расходы – 90 руб., «Общепроизводственные расходы – 140 руб., «Коммерческие расходы» - 60 руб.</text:p>
      <text:p text:style-name="P36"/>
      <text:p text:style-name="P36">Решение</text:p>
      <text:p text:style-name="P36">Цеховая себестоимость не включает общехозяйственные, общепроизводственные и <text:s text:c="2"/>коммерческие расходы</text:p>
      <text:p text:style-name="P61"><text:span text:style-name="T45">Сц</text:span><text:span text:style-name="T49">ех</text:span><text:span text:style-name="T45"> = Сп – Ро.х. - Ро.п.- <text:s/>Р.к = <text:s/>520 – 90 – 140 – 60 </text:span><text:span text:style-name="T49">= 230 руб.</text:span></text:p>
      <text:p text:style-name="P60"/>
      <text:p text:style-name="P54">Задача 3</text:p>
      <text:p text:style-name="P55">Выбрать необходимые исходные данные и рассчитать производственную себестоимость единицы продукции, если цеховая себестоимость равна 1000 руб., «Общепроизводственные расходы» - 400 руб., «Общехозяйственные расходы» - 220 руб., «Коммерческие расходы» - 160 руб.</text:p>
      <text:p text:style-name="P56"><text:span text:style-name="T49">С</text:span><text:span text:style-name="T45">пр = Сцех + Робщ.пр. = 1000 + 400 = 1400 руб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Название1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25in" fo:margin-right="0in" fo:line-height="130%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0.5in" fo:margin-right="0in" fo:margin-top="0.1945in" fo:margin-bottom="0.1945in" loext:contextual-spacing="false" fo:text-indent="0in" style:auto-text-indent="false">
        <style:tab-stops>
          <style:tab-stop style:position="0.5in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2957in" fo:margin-right="0in" fo:text-align="justify" style:justify-single-word="false" fo:text-indent="-0.2957in" style:auto-text-indent="false">
        <style:tab-stops>
          <style:tab-stop style:position="0.2957in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>
        <style:tab-stops>
          <style:tab-stop style:position="1.1811in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in" fo:margin-right="0in" fo:margin-top="0in" fo:margin-bottom="0in" loext:contextual-spacing="true" fo:line-height="130%" fo:text-align="justify" style:justify-single-word="false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0" fo:widows="0" fo:text-indent="0.5in" style:auto-text-indent="false" style:writing-mode="lr-tb"/>
      <style:text-properties style:font-name="Arial" fo:font-family="Arial" style:font-family-generic="roman" style:font-pitch="variable" style:font-name-asian="Times New Roman2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fo:letter-spacing="-0.0008in" style:letter-kerning="true" style:font-name-asian="Times New Roman2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padding="0.4307in" fo:border="none" style:writing-mode="lr-tb"/>
      <style:text-properties fo:color="#000000" style:font-name="Helvetica" fo:font-family="Helvetica" style:font-family-generic="roman" style:font-pitch="variable" style:font-name-asian="Times New Roman2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line-height="0.1929in" fo:text-align="justify" style:justify-single-word="false" fo:orphans="0" fo:widows="0" fo:padding="0.4307in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2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" style:default-outline-level="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0.8398in" fo:margin-right="0in" fo:text-align="justify" style:justify-single-word="false" fo:text-indent="-0.25in" style:auto-text-indent="false">
        <style:tab-stops>
          <style:tab-stop style:position="0.8398in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0.6429in" fo:margin-right="0in" fo:margin-top="0in" fo:margin-bottom="0in" loext:contextual-spacing="true" fo:text-indent="-0.25in" style:auto-text-indent="false">
        <style:tab-stops>
          <style:tab-stop style:position="0.6429in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222in">
        <style:tab-stops>
          <style:tab-stop style:position="0.4465in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1972in" fo:margin-right="0in" fo:line-height="120%" fo:text-align="justify" style:justify-single-word="false" fo:text-indent="0in" style:auto-text-indent="false">
        <style:tab-stops>
          <style:tab-stop style:position="-1.5752in"/>
          <style:tab-stop style:position="0.4925in"/>
        </style:tab-stops>
      </style:paragraph-properties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1945in" fo:margin-bottom="0.1945in" loext:contextual-spacing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style:rfc-language-tag-asian="x-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бычный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лавие1" style:family="paragraph" style:parent-style-name="Обычный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лавие2" style:family="paragraph" style:parent-style-name="Обычный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mes_5f_12_5f_Italic" style:display-name="Times_12_Italic" style:family="paragraph" style:parent-style-name="Standard">
      <style:paragraph-properties fo:margin-top="0in" fo:margin-bottom="0in" loext:contextual-spacing="false" fo:line-height="120%" fo:text-align="justify" style:justify-single-word="false">
        <style:tab-stops>
          <style:tab-stop style:position="0.5909in"/>
        </style:tab-stops>
      </style:paragraph-properties>
      <style:text-properties style:use-window-font-color="true" style:font-name="Times New Roman1" fo:font-family="'Times New Roman'" style:font-family-generic="roman" fo:font-size="12pt" fo:font-style="italic" fo:font-weight="normal" officeooo:rsid="0240c2b4" style:font-size-asian="12pt" style:font-style-asian="italic" style:font-weight-asian="normal" style:font-size-complex="12pt" style:font-style-complex="italic" style:font-weight-complex="normal"/>
    </style:style>
    <style:style style:name="Times_5f_12" style:display-name="Times_12" style:family="paragraph" style:parent-style-name="Standard">
      <style:paragraph-properties fo:margin-top="0in" fo:margin-bottom="0in" loext:contextual-spacing="false" fo:line-height="120%" fo:text-align="justify" style:justify-single-word="false">
        <style:tab-stops>
          <style:tab-stop style:position="0.5909in"/>
        </style:tab-stops>
      </style:paragraph-properties>
      <style:text-properties style:use-window-font-color="true" style:font-name="Times New Roman1" fo:font-family="'Times New Roman'" style:font-family-generic="roman" fo:font-size="12pt" fo:font-style="normal" officeooo:rsid="0240c2b4" style:font-size-asian="12pt" style:font-style-asian="normal" style:font-size-complex="12pt" style:font-style-complex="normal"/>
    </style:style>
    <style:style style:name="Times_5f_12_5f_Bold" style:display-name="Times_12_Bold" style:family="paragraph" style:parent-style-name="Standard">
      <style:paragraph-properties fo:margin-top="0in" fo:margin-bottom="0in" loext:contextual-spacing="false" fo:line-height="120%" fo:text-align="justify" style:justify-single-word="false">
        <style:tab-stops>
          <style:tab-stop style:position="0.5909in"/>
        </style:tab-stops>
      </style:paragraph-properties>
      <style:text-properties style:use-window-font-color="true" style:font-name="Times New Roman1" fo:font-family="'Times New Roman'" style:font-family-generic="roman" fo:font-size="12pt" fo:font-style="normal" fo:font-weight="bold" officeooo:rsid="0240c2b4" style:font-size-asian="12pt" style:font-style-asian="normal" style:font-weight-asian="bold" style:font-size-complex="12pt" style:font-style-complex="normal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complex="Times New Roman2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style:text-underline-style="none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" fo:font-family="'Times New Roman'" style:font-family-generic="roman" style:font-pitch="variable" fo:background-color="#ffffff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fo:font-size="10pt" style:text-underline-style="solid" style:text-underline-width="auto" style:text-underline-color="font-color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2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style:font-size-asian="11pt" style:language-asian="en" style:country-asian="US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mjx-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Footer">
      <style:paragraph-properties fo:text-align="center" style:justify-single-word="false">
        <style:tab-stops>
          <style:tab-stop style:position="3.248in" style:type="center"/>
          <style:tab-stop style:position="6.6937in" style:type="right"/>
        </style:tab-stops>
      </style:paragraph-properties>
      <style:text-properties fo:language="ru" fo:country="RU"/>
    </style:style>
    <style:style style:name="MP3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3839in" fo:margin-left="1.1811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035in" fo:margin-left="0in" fo:margin-right="0in" fo:margin-top="0.363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editing-cycles>67</meta:editing-cycles>
    <meta:print-date>2019-10-17T23:21:00</meta:print-date>
    <meta:creation-date>2019-10-03T12:55:00</meta:creation-date>
    <dc:date>2020-04-25T18:27:56.632799601</dc:date>
    <meta:editing-duration>PT10H22M</meta:editing-duration>
    <meta:generator>LibreOffice/6.0.7.3$Linux_X86_64 LibreOffice_project/00m0$Build-3</meta:generator>
    <meta:document-statistic meta:table-count="1" meta:image-count="0" meta:object-count="0" meta:page-count="4" meta:paragraph-count="100" meta:word-count="1013" meta:character-count="6713" meta:non-whitespace-character-count="5664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